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7921" officeooo:paragraph-rsid="000e7921"/>
    </style:style>
    <style:style style:name="P2" style:family="paragraph" style:parent-style-name="Text_20_body">
      <style:text-properties officeooo:rsid="000e7921" officeooo:paragraph-rsid="000e7921"/>
    </style:style>
    <style:style style:name="P3" style:family="paragraph" style:parent-style-name="Text_20_body">
      <style:text-properties officeooo:paragraph-rsid="000e7921"/>
    </style:style>
    <style:style style:name="P4" style:family="paragraph" style:parent-style-name="Text_20_body">
      <style:text-properties officeooo:rsid="000f8e23" officeooo:paragraph-rsid="000f8e23"/>
    </style:style>
    <style:style style:name="P5" style:family="paragraph" style:parent-style-name="Text_20_body">
      <style:text-properties officeooo:paragraph-rsid="000fd5cd"/>
    </style:style>
    <style:style style:name="P6" style:family="paragraph" style:parent-style-name="Text_20_body">
      <style:text-properties officeooo:paragraph-rsid="000fd5cd" fo:background-color="#fff200"/>
    </style:style>
    <style:style style:name="P7" style:family="paragraph" style:parent-style-name="Text_20_body">
      <style:text-properties officeooo:rsid="001077b9" officeooo:paragraph-rsid="001077b9"/>
    </style:style>
    <style:style style:name="P8" style:family="paragraph" style:parent-style-name="Text_20_body">
      <style:text-properties officeooo:paragraph-rsid="001077b9"/>
    </style:style>
    <style:style style:name="P9" style:family="paragraph" style:parent-style-name="Text_20_body">
      <style:text-properties officeooo:paragraph-rsid="001170fb"/>
    </style:style>
    <style:style style:name="P10" style:family="paragraph" style:parent-style-name="Text_20_body">
      <style:text-properties officeooo:paragraph-rsid="0013bfe7"/>
    </style:style>
    <style:style style:name="P11" style:family="paragraph" style:parent-style-name="Text_20_body">
      <style:text-properties officeooo:paragraph-rsid="0014b297"/>
    </style:style>
    <style:style style:name="P12" style:family="paragraph" style:parent-style-name="Text_20_body">
      <style:text-properties style:font-name="Liberation Serif" officeooo:rsid="001077b9" officeooo:paragraph-rsid="0014b297"/>
    </style:style>
    <style:style style:name="P13" style:family="paragraph" style:parent-style-name="Text_20_body">
      <style:text-properties officeooo:rsid="0018441c" officeooo:paragraph-rsid="0018441c"/>
    </style:style>
    <style:style style:name="P14" style:family="paragraph" style:parent-style-name="Text_20_body">
      <style:text-properties officeooo:rsid="001b177d" officeooo:paragraph-rsid="001b177d"/>
    </style:style>
    <style:style style:name="P15" style:family="paragraph" style:parent-style-name="Text_20_body">
      <style:text-properties officeooo:rsid="001b61b5" officeooo:paragraph-rsid="001b61b5"/>
    </style:style>
    <style:style style:name="P16" style:family="paragraph" style:parent-style-name="Heading_20_3">
      <style:text-properties style:font-name="Liberation Serif" officeooo:rsid="001077b9" officeooo:paragraph-rsid="0014b297"/>
    </style:style>
    <style:style style:name="P17" style:family="paragraph" style:parent-style-name="Text_20_body">
      <style:paragraph-properties fo:margin-top="0in" fo:margin-bottom="0in" loext:contextual-spacing="false"/>
    </style:style>
    <style:style style:name="P18" style:family="paragraph" style:parent-style-name="Text_20_body">
      <style:paragraph-properties fo:margin-top="0in" fo:margin-bottom="0in" loext:contextual-spacing="false"/>
      <style:text-properties officeooo:rsid="001b61b5" officeooo:paragraph-rsid="001b61b5"/>
    </style:style>
    <style:style style:name="P19" style:family="paragraph" style:parent-style-name="Text_20_body">
      <style:paragraph-properties fo:margin-top="0in" fo:margin-bottom="0in" loext:contextual-spacing="false"/>
      <style:text-properties officeooo:paragraph-rsid="001b61b5"/>
    </style:style>
    <style:style style:name="P20" style:family="paragraph" style:parent-style-name="Text_20_body">
      <style:paragraph-properties fo:margin-top="0in" fo:margin-bottom="0in" loext:contextual-spacing="false"/>
      <style:text-properties officeooo:rsid="001cfdda" officeooo:paragraph-rsid="001cfdda"/>
    </style:style>
    <style:style style:name="P21" style:family="paragraph" style:parent-style-name="Text_20_body">
      <style:paragraph-properties fo:margin-top="0in" fo:margin-bottom="0in" loext:contextual-spacing="false"/>
      <style:text-properties officeooo:paragraph-rsid="001cfdda"/>
    </style:style>
    <style:style style:name="P22" style:family="paragraph" style:parent-style-name="Text_20_body" style:list-style-name="L1"/>
    <style:style style:name="P23" style:family="paragraph" style:parent-style-name="Text_20_body">
      <style:text-properties officeooo:rsid="001b61b5" officeooo:paragraph-rsid="001b61b5"/>
    </style:style>
    <style:style style:name="P24" style:family="paragraph" style:parent-style-name="Text_20_body">
      <style:text-properties officeooo:rsid="001077b9" officeooo:paragraph-rsid="001077b9"/>
    </style:style>
    <style:style style:name="P25" style:family="paragraph" style:parent-style-name="Text_20_body">
      <style:text-properties officeooo:paragraph-rsid="0021aa54"/>
    </style:style>
    <style:style style:name="P26" style:family="paragraph" style:parent-style-name="Text_20_body" style:list-style-name="L2">
      <style:text-properties officeooo:paragraph-rsid="0021aa54"/>
    </style:style>
    <style:style style:name="P27" style:family="paragraph" style:parent-style-name="Text_20_body" style:list-style-name="L2">
      <style:text-properties officeooo:paragraph-rsid="0023a46d"/>
    </style:style>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paragraph-properties fo:margin-top="0in" fo:margin-bottom="0in" loext:contextual-spacing="false"/>
      <style:text-properties officeooo:rsid="001b61b5"/>
    </style:style>
    <style:style style:name="P31" style:family="paragraph" style:parent-style-name="Text_20_body">
      <style:paragraph-properties fo:margin-top="0in" fo:margin-bottom="0in" loext:contextual-spacing="false"/>
      <style:text-properties officeooo:paragraph-rsid="001cfdda"/>
    </style:style>
    <style:style style:name="P32" style:family="paragraph" style:parent-style-name="Text_20_body">
      <style:paragraph-properties fo:margin-top="0in" fo:margin-bottom="0in" loext:contextual-spacing="false"/>
      <style:text-properties officeooo:rsid="001e1458" officeooo:paragraph-rsid="001e1458"/>
    </style:style>
    <style:style style:name="P33" style:family="paragraph" style:parent-style-name="Text_20_body">
      <style:paragraph-properties fo:margin-top="0in" fo:margin-bottom="0in" loext:contextual-spacing="false"/>
      <style:text-properties officeooo:paragraph-rsid="001e1458"/>
    </style:style>
    <style:style style:name="P34" style:family="paragraph" style:parent-style-name="Text_20_body">
      <style:paragraph-properties fo:margin-top="0in" fo:margin-bottom="0in" loext:contextual-spacing="false"/>
      <style:text-properties officeooo:paragraph-rsid="00203d2e"/>
    </style:style>
    <style:style style:name="T1" style:family="text">
      <style:text-properties officeooo:rsid="000e7921"/>
    </style:style>
    <style:style style:name="T2" style:family="text">
      <style:text-properties officeooo:rsid="000fd5cd"/>
    </style:style>
    <style:style style:name="T3" style:family="text">
      <style:text-properties officeooo:rsid="001077b9"/>
    </style:style>
    <style:style style:name="T4" style:family="text">
      <style:text-properties style:font-name="Liberation Serif"/>
    </style:style>
    <style:style style:name="T5" style:family="text">
      <style:text-properties style:font-name="Liberation Serif" officeooo:rsid="001077b9"/>
    </style:style>
    <style:style style:name="T6" style:family="text">
      <style:text-properties officeooo:rsid="0019944e"/>
    </style:style>
    <style:style style:name="T7" style:family="text">
      <style:text-properties fo:background-color="#fff200" loext:char-shading-value="0"/>
    </style:style>
    <style:style style:name="T8" style:family="text">
      <style:text-properties fo:color="#ce181e"/>
    </style:style>
    <style:style style:name="T9" style:family="text">
      <style:text-properties officeooo:rsid="001b61b5"/>
    </style:style>
    <style:style style:name="T10" style:family="text">
      <style:text-properties officeooo:rsid="001cfdda"/>
    </style:style>
    <style:style style:name="T11" style:family="text">
      <style:text-properties officeooo:rsid="001e1458"/>
    </style:style>
    <style:style style:name="T12" style:family="text">
      <style:text-properties officeooo:rsid="001ec606"/>
    </style:style>
    <style:style style:name="T13" style:family="text">
      <style:text-properties officeooo:rsid="00203d2e"/>
    </style:style>
    <style:style style:name="T14" style:family="text">
      <style:text-properties officeooo:rsid="0021aa43"/>
    </style:style>
    <style:style style:name="T15" style:family="text">
      <style:text-properties officeooo:rsid="0021aa54"/>
    </style:style>
    <style:style style:name="T16" style:family="text">
      <style:text-properties officeooo:rsid="0023a46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NIME Tutorial</text:p>
      <text:p text:style-name="P2">How to develop a node in KNIME?</text:p>
      <text:p text:style-name="P7">1. Environment </text:p>
      <text:p text:style-name="P2">&lt;1&gt; The required structure of an Eclipse plugin includes a <text:span text:style-name="Source_20_Text">plugin.xml</text:span> file, which defines any dependencies to other plugins and the extension points to which the plugin wants to connect.</text:p>
      <text:p text:style-name="P3"><text:span text:style-name="T1">&lt;2&gt; </text:span>KNIME itself provides two extension points to which external providers can contribute to the functionality of KNIME. These extension points are the "Categories" extension point (<text:span text:style-name="Source_20_Text">org.knime.workbench.repository.categories</text:span>) and the "Nodes" extension point (<text:span text:style-name="Source_20_Text">org.knime.workbench.repository.nodes</text:span>).</text:p>
      <text:p text:style-name="P3">The "Categories" extension point allows you to introduce new category folders displayed in the node repository (accomplished by simply adding an entry to the <text:span text:style-name="Source_20_Text">plugin.xml</text:span> file.) The "Nodes" extension point enables you to contribute a new functional node to the node repository (accomplished by registering the corresponding NodeFactory in the <text:span text:style-name="Source_20_Text">plugin.xml</text:span> file.)</text:p>
      <text:p text:style-name="P4">&lt;2.2&gt; bundle activator: <text:s/>MAINFEST.MF → dependency</text:p>
      <text:p text:style-name="P4">This is a class which is instantiated once when a plugin is initialized and can be convenient if a plugin wishes to perform some house-keeping (e.g. check for licenses, locate external binaries, etc.) The "Bundle Activator" is registered in the obligatory <text:span text:style-name="Source_20_Text">MANIFEST.MF</text:span> file located in the <text:span text:style-name="Source_20_Text">META-INF</text:span> directory. Furthermore, the <text:span text:style-name="Source_20_Text">MANIFEST.MF</text:span> file contains information about the class path, required plugins, the vendor, which java packages should be made visible to other plugins, etc.</text:p>
      <text:p text:style-name="P5"><text:span text:style-name="T2">&lt;3&gt; </text:span>The final configuration file required for defining a plugin is the <text:span text:style-name="Source_20_Text">build.properties</text:span> file. It configures the way a plugin is exported. It defines the name of the jar file in which the classes of the plugin should be stored as well as all other supporting files to be included in deployment; it also enables you to define two build settings for a build package that includes the source code and for one that does not. A source folder (commonly <text:span text:style-name="Source_20_Text">src</text:span>) is also provided that lists any java sources of the corresponding plugin to be included in the build package.</text:p>
      <text:p text:style-name="P6">Thankfully, all this infrastructure (especially the aforementioned files) is automatically created by the extension wizard described later in this document to enable a developer to immediately focus on writing new code and not worry about the Eclipse infrastructure.</text:p>
      <text:p text:style-name="P6"/>
      <text:p text:style-name="P6">After the new plug-in project has been created, a look into the project's source folder shows all Java classes necessary to run a new KNIME node which is already registered with the project's plugin.xml.</text:p>
      <text:p text:style-name="P6"/>
      <text:p text:style-name="P7">2. Codes structure</text:p>
      <text:p text:style-name="P8"><text:span text:style-name="T3">Node: </text:span>node type: for example Source, Sink, Learner, Predictor, Manipulator, Visualizer, Meta, or Other node. Nodes of different types are colored differently in KNIME.</text:p>
      <text:p text:style-name="P8"><text:soft-page-break/>currently all automatically generated nodes have one data in port and one data out port only; but these can be changed inside the node implementation.</text:p>
      <text:p text:style-name="P13">Source: <text:s/><text:span text:style-name="T6">Read data into the KNIME </text:span></text:p>
      <text:p text:style-name="P13">Sink: <text:span text:style-name="T6">Write data into hard disk</text:span></text:p>
      <text:p text:style-name="P13">Learner: <text:s/><text:span text:style-name="T6">input and output are different. So get some rules, models from the training set.</text:span></text:p>
      <text:p text:style-name="P13">Predictor: <text:span text:style-name="T6">given trained model, input, and predict the output, like labels.</text:span></text:p>
      <text:p text:style-name="P13">Manipulator: <text:span text:style-name="T6">procedure on the data, input and output are of the same type. like filter, split, and others.</text:span></text:p>
      <text:p text:style-name="P13">Visualizer: <text:span text:style-name="T6">show figures from of results, sth with graph view.</text:span></text:p>
      <text:p text:style-name="P13">Meta: <text:span text:style-name="T6">don’t know clearly.. </text:span></text:p>
      <text:p text:style-name="P8"/>
      <text:p text:style-name="P8"><text:span text:style-name="Source_20_Text"><text:span text:style-name="T3">NodeFactory</text:span></text:span><text:span text:style-name="T3">, <text:s/></text:span></text:p>
      <text:p text:style-name="P9">the entry point for the platform, bundles all necessary node classes: <text:span text:style-name="Source_20_Text">NodeModel</text:span>, <text:span text:style-name="Source_20_Text">NodeDialogPane</text:span> and <text:span text:style-name="Source_20_Text">NodeView</text:span> (both optional). </text:p>
      <text:p text:style-name="P9">In addition, a <text:span text:style-name="Source_20_Text">NodeFactory.xml</text:span> description is generated, an XML file is mandatory (with exactly the same name as the factory). which contains node properties such as a node description, node name, node type, icon, port and view descriptions, an explanation of all dialog options. These properties are shown inside the Node Description view in KNIME.</text:p>
      <text:p text:style-name="P7"><text:span text:style-name="Source_20_Text">NodeModel</text:span>, </text:p>
      <text:p text:style-name="P10"><text:span text:style-name="Source_20_Text"><text:span text:style-name="T3">NodeDialog: </text:span></text:span></text:p>
      <text:p text:style-name="P10"><text:span text:style-name="Source_20_Text"><text:span text:style-name="T5">A node that requires special user settings as input will need to provide a NodeDialog. </text:span></text:span><text:span text:style-name="Source_20_Text"><text:span text:style-name="T4">To do so, you must implement a NodeDialogPane, which will be displayed by the platform whenever a user clicks on the node to configure it.</text:span></text:span></text:p>
      <text:p text:style-name="P10"><text:span text:style-name="Source_20_Text"><text:span text:style-name="T4">In a NodeDialogPane, you can create JPanels, add Swing components to them, layout those components, and add these composite panels as tabs to the dialog pane. Each dialog pane must implement load and save methods to transfer settings values from and into the components.</text:span></text:span><text:span text:style-name="Source_20_Text"> </text:span></text:p>
      <text:p text:style-name="P11"><text:span text:style-name="Source_20_Text"><text:span text:style-name="T5">KNIME also provides an easier (and highly recommended whenever it suits your purposes) way to create simple dialog panes for standard parameters: the DefaultComponents.</text:span></text:span><text:span text:style-name="T5"><text:line-break/>KNIME provides a couple of components that can be added to a default settings pane and that allow the user to enter values. These values can be easily retrieved in the NodeModel then. There is no way (and no need) to layout these components - they will automatically show in the dialog below each other (or next to each other.</text:span></text:p>
      <text:p text:style-name="P12">Each default component uses a swing component (like a JTextField or JSpinner) as input field, and allows for adding a label to that field, to add an explanatory text for the user. </text:p>
      <text:p text:style-name="P12">Besides that <text:span text:style-name="T7">each dialog component needs a SettingsModel.</text:span> This settings model holds the actual value of the component and does the storing, loading and validation. When you <text:span text:style-name="T7">instantiate the component you must provide a settings model </text:span>- when you want to load the entered value in your <text:soft-page-break/>NodeModel, you use an instance of that same SettingsModel. To identify the value handled by the settings model, you must provide a unique <text:span text:style-name="T8">configName</text:span> (i.e. a string ID).</text:p>
      <text:h text:style-name="P16" text:outline-level="3">NodeDialogPane Constructor</text:h>
      <text:p text:style-name="Text_20_body">In the constructor you can create all the Swing components that you need for your user settings. Place them in a <text:span text:style-name="Source_20_Text">JPanel</text:span>, use a <text:span text:style-name="Source_20_Text">LayoutManager</text:span> to arrange them nicely, and add any <text:span text:style-name="Source_20_Text">ChangeListeners</text:span>, etc. After one panel is complete, add it to the dialog pane by calling <text:span text:style-name="Source_20_Text">addTab(String title, Component panel)</text:span>. Note that the <text:span text:style-name="Source_20_Text">title</text:span> must be unique and it can be used as ID to retrieve this panel with <text:span text:style-name="Source_20_Text">getTab()</text:span>.</text:p>
      <text:p text:style-name="P12"/>
      <text:p text:style-name="P7"><text:span text:style-name="Source_20_Text">NodeView</text:span></text:p>
      <text:p text:style-name="P25"><text:span text:style-name="Source_20_Text"><text:span text:style-name="T15">++ </text:span></text:span><text:span text:style-name="Source_20_Text">The constructor is called whenever the view is opened. This is the best place to initialize the fields, data structures, and components you need. When everything is initialized and the preferences are set, call the setComponent(Component). </text:span></text:p>
      <text:p text:style-name="P25"><text:span text:style-name="Source_20_Text"><text:span text:style-name="T15">++ </text:span></text:span><text:span text:style-name="Source_20_Text">Only one component can be set with this method, thus, if you have several components you have the make a composite by your own and set this composite.</text:span></text:p>
      <text:p text:style-name="P25"><text:span text:style-name="Source_20_Text"><text:span text:style-name="T15">++ </text:span></text:span><text:span text:style-name="Source_20_Text">all operations related to the data of the model cannot be placed in the contructor.</text:span></text:p>
      <text:list xml:id="list4284422005" text:style-name="L2">
        <text:list-item>
          <text:p text:style-name="P26"><text:span text:style-name="Source_20_Text"><text:span text:style-name="T15">ModelChanged </text:span></text:span></text:p>
          <text:p text:style-name="P26"><text:span text:style-name="Source_20_Text">This method is called, whenever the underlying NodeModel has changed. in this method the data to be visualized is retrieved from the NodeModel. Then the data is interpreted by the view, i.e. converted in a component or drawn.</text:span></text:p>
          <text:p text:style-name="P26"><text:span text:style-name="Source_20_Text"><text:span text:style-name="T15">+ </text:span></text:span><text:span text:style-name="Source_20_Text">The NodeModel is accessible via the getNodeModel method. If you have to call this method frequently you can override this method and have your derived NodeModel as the return type of the overridden method.</text:span></text:p>
        </text:list-item>
        <text:list-item>
          <text:p text:style-name="P26"><text:span text:style-name="Source_20_Text"><text:span text:style-name="T15">onClose</text:span></text:span></text:p>
        </text:list-item>
        <text:list-item>
          <text:p text:style-name="P26"><text:span text:style-name="Source_20_Text"><text:span text:style-name="T15">OnOpen</text:span></text:span></text:p>
        </text:list-item>
        <text:list-item>
          <text:p text:style-name="P26"><text:span text:style-name="Source_20_Text"><text:span text:style-name="T15">SetNODATALabel</text:span></text:span></text:p>
          <text:p text:style-name="P27"><text:span text:style-name="Source_20_Text"><text:span text:style-name="T16">+ </text:span></text:span><text:span text:style-name="Source_20_Text">Per default the NODATA label is set to true, which avoids that any methods are forwarded to the inner component until the NodeModel is executed. </text:span></text:p>
        </text:list-item>
        <text:list-item>
          <text:p text:style-name="P26"><text:span text:style-name="Source_20_Text"><text:span text:style-name="T15">UpdatePaintModel</text:span></text:span></text:p>
          <text:p text:style-name="P27"><text:span text:style-name="Source_20_Text"><text:span text:style-name="T16">+ </text:span></text:span><text:span text:style-name="Source_20_Text">This method gets the intermediate model passed, which the NodeModel passes to the </text:span><text:a xlink:type="simple" xlink:href="https://www.knime.com/notifyviews" text:style-name="Internet_20_link" text:visited-style-name="Visited_20_Internet_20_Link"><text:span text:style-name="Source_20_Text">notifyViews</text:span></text:a><text:span text:style-name="Source_20_Text"> method, i.e. these </text:span><text:soft-page-break/><text:span text:style-name="Source_20_Text">methods have to correspond. The updatePaintModel method is assumed to know how to visualize the intermediate view model. </text:span></text:p>
        </text:list-item>
        <text:list-item>
          <text:p text:style-name="P26"><text:span text:style-name="Source_20_Text"/></text:p>
        </text:list-item>
      </text:list>
      <text:p text:style-name="P5"><text:a xlink:type="simple" xlink:href="https://www.knime.com/configure-0" text:style-name="Internet_20_link" text:visited-style-name="Visited_20_Internet_20_Link">https://www.knime.com/configure-0</text:a> </text:p>
      <text:p text:style-name="P7"><text:s/>create runtime configuration</text:p>
      <text:p text:style-name="P7"/>
      <text:p text:style-name="P7"/>
      <text:p text:style-name="P14">NodeModel: <text:s/><text:a xlink:type="simple" xlink:href="https://www.knime.com/nodemodel-intro" text:style-name="Internet_20_link" text:visited-style-name="Visited_20_Internet_20_Link">https://www.knime.com/nodemodel-intro</text:a> </text:p>
      <text:p text:style-name="P14">The <text:span text:style-name="T7">functionality</text:span> of a specific node implementation is defined by the following methods:</text:p>
      <text:list xml:id="list2332901948" text:style-name="L1">
        <text:list-item>
          <text:p text:style-name="P29"><text:a xlink:type="simple" xlink:href="https://www.knime.com/configure-0" text:style-name="Internet_20_link" text:visited-style-name="Visited_20_Internet_20_Link">configure(DataTableSpec[])</text:a> </text:p>
        </text:list-item>
      </text:list>
      <text:p text:style-name="P17"><text:tab/><text:tab/><text:span text:style-name="T9">two functions: </text:span></text:p>
      <text:p text:style-name="P30">+ check incoming data table specs and validate settings against them,</text:p>
      <text:p text:style-name="P18">+ create the resulting output sepcs w.r.t. user setting.</text:p>
      <text:list xml:id="list190249906588734" text:continue-numbering="true" text:style-name="L1">
        <text:list-item>
          <text:p text:style-name="P29"><text:a xlink:type="simple" xlink:href="https://www.knime.com/execute-0" text:style-name="Internet_20_link" text:visited-style-name="Visited_20_Internet_20_Link">execute(BufferedDataTable[], ExecutionContext</text:a> </text:p>
        </text:list-item>
      </text:list>
      <text:p text:style-name="P19"><text:span text:style-name="T9">+ <text:s/>execute only with all true conditions. <text:s/></text:span>The input data is available in the given array argument <text:span text:style-name="Source_20_Text">inData</text:span> and is ensured to be neither <text:span text:style-name="Source_20_Text">null</text:span> nor contain <text:span text:style-name="Source_20_Text">null</text:span> elements.</text:p>
      <text:p text:style-name="P21"><text:span text:style-name="T10">+ </text:span>In order to create output data, you need to create objects of class <text:span text:style-name="Source_20_Text">BufferedDataTable</text:span>. Use the <text:span text:style-name="Source_20_Text">ExecutionContext</text:span> argument to create <text:span text:style-name="Source_20_Text">BufferedDataTable.</text:span></text:p>
      <text:p text:style-name="P20">+ if it is in a table, then read row, read cell, do some operations on it</text:p>
      <text:list xml:id="list190248524851069" text:continue-numbering="true" text:style-name="L1">
        <text:list-item>
          <text:p text:style-name="P29"><text:a xlink:type="simple" xlink:href="https://www.knime.com/loadinternals" text:style-name="Internet_20_link" text:visited-style-name="Visited_20_Internet_20_Link">loadInternals(File, ExecutionMonitor)</text:a> </text:p>
        </text:list-item>
      </text:list>
      <text:p text:style-name="P21"><text:span text:style-name="T10">+ </text:span>A <text:span text:style-name="Source_20_Text">NodeView</text:span> displays an internal view model or data structure generated by the underlying <text:span text:style-name="Source_20_Text">NodeModel</text:span>. the view displays the result of the <text:span text:style-name="Source_20_Text">execute</text:span> method and the <text:span text:style-name="Source_20_Text">reset</text:span> method should set the node to its initial state, i.e. as it was before execution.</text:p>
      <text:p text:style-name="P33"><text:span text:style-name="T11">+ </text:span>The <text:span text:style-name="Source_20_Text">NodeSettings</text:span> as already known from the <text:span text:style-name="Source_20_Text">NodeDialog</text:span> can also be used for the loading and saving of the internal view model. This is especially useful, if the internal view model is not very large or fits the structure of the <text:span text:style-name="Source_20_Text">NodeSettings</text:span> well.</text:p>
      <text:p text:style-name="P33"><text:span text:style-name="T11">+ <text:s/></text:span>If your internal model is stored in a <text:span text:style-name="Source_20_Text">DataTable</text:span> (as for example in a scatter plot), then it is recommended to use the following approach, using the load and save mechanism of the <text:span text:style-name="Source_20_Text">DataContainer</text:span>.</text:p>
      <text:p text:style-name="P32">+ </text:p>
      <text:list xml:id="list190249839241717" text:continue-numbering="true" text:style-name="L1">
        <text:list-item>
          <text:p text:style-name="P29"><text:a xlink:type="simple" xlink:href="https://www.knime.com/loadvalidatedsettingsfrom" text:style-name="Internet_20_link" text:visited-style-name="Visited_20_Internet_20_Link">loadValidatedSettingsFrom(NodeSettingsRO)</text:a> </text:p>
        </text:list-item>
      </text:list>
      <text:p text:style-name="P33"><text:span text:style-name="T11">+ </text:span>The validate method is always called before this method and must finish without exception for this method to be called. This method should actually not throw an exception.</text:p>
      <text:p text:style-name="P33"/>
      <text:list xml:id="list190249601800277" text:continue-numbering="true" text:style-name="L1">
        <text:list-item>
          <text:p text:style-name="P29"><text:a xlink:type="simple" xlink:href="https://www.knime.com/notifyviews" text:style-name="Internet_20_link" text:visited-style-name="Visited_20_Internet_20_Link">notifyViews(Object)</text:a> </text:p>
        </text:list-item>
      </text:list>
      <text:p text:style-name="P17"><text:span text:style-name="T12">+ </text:span>This method can be called from the derived model in order to inform the views about changes of the settings or during execution, if you want the views to show the progress, and if they can display models half way through the execution.</text:p>
      <text:list xml:id="list190249815399578" text:continue-numbering="true" text:style-name="L1">
        <text:list-item>
          <text:p text:style-name="P29"><text:a xlink:type="simple" xlink:href="https://www.knime.com/reset" text:style-name="Internet_20_link" text:visited-style-name="Visited_20_Internet_20_Link">reset()</text:a> </text:p>
        </text:list-item>
      </text:list>
      <text:p text:style-name="P34"><text:span text:style-name="T13">+ </text:span>All internally stored data structures should be released. Basically, everything what is stored in the <text:span text:style-name="Source_20_Text">saveInternals</text:span> should be released in this method. </text:p>
      <text:list xml:id="list190248275838488" text:continue-numbering="true" text:style-name="L1">
        <text:list-item>
          <text:p text:style-name="P29"><text:soft-page-break/><text:a xlink:type="simple" xlink:href="https://www.knime.com/saveinternals" text:style-name="Internet_20_link" text:visited-style-name="Visited_20_Internet_20_Link">saveInternals(File, ExecutionMonitor)</text:a> </text:p>
        </text:list-item>
      </text:list>
      <text:p text:style-name="P17"/>
      <text:list xml:id="list190249268361351" text:continue-numbering="true" text:style-name="L1">
        <text:list-item>
          <text:p text:style-name="P29"><text:a xlink:type="simple" xlink:href="https://www.knime.com/savesettingsto-0" text:style-name="Internet_20_link" text:visited-style-name="Visited_20_Internet_20_Link">saveSettingsTo(NodeSettingsWO)</text:a> </text:p>
        </text:list-item>
      </text:list>
      <text:p text:style-name="P17"><text:span text:style-name="T14">+ </text:span>In this method the current values of the user settings should be added to the <text:span text:style-name="Source_20_Text">NodeSettings </text:span>object. <text:s/>The object provided is only accessible through a “write-only” interface, meaning you can only add values, and not read them back.</text:p>
      <text:p text:style-name="P17"/>
      <text:list xml:id="list190248791419663" text:continue-numbering="true" text:style-name="L1">
        <text:list-item>
          <text:p text:style-name="P29"><text:a xlink:type="simple" xlink:href="https://www.knime.com/setwarningmessage" text:style-name="Internet_20_link" text:visited-style-name="Visited_20_Internet_20_Link">setWarningMessage(String)</text:a> </text:p>
        </text:list-item>
        <text:list-item>
          <text:p text:style-name="P22"><text:a xlink:type="simple" xlink:href="https://www.knime.com/validatesettings" text:style-name="Internet_20_link" text:visited-style-name="Visited_20_Internet_20_Link">validateSettings(NodeSettingsRO)</text:a> </text:p>
        </text:list-item>
      </text:list>
      <text:p text:style-name="Text_20_body"><text:span text:style-name="T14">+ </text:span>Checks the user settings passed in the read-only <text:span text:style-name="Source_20_Text">NodeSettings</text:span> object. Make sure that all required values are available in the <text:span text:style-name="Source_20_Text">NodeSettings.</text:span></text:p>
      <text:p text:style-name="P15"/>
      <text:p text:style-name="P15"/>
      <text:p text:style-name="P14"/>
      <text:p text:style-name="P3"/>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4:54:01.895562436</meta:creation-date>
    <dc:date>2018-10-11T19:02:47.390146261</dc:date>
    <meta:editing-duration>PT5H27M49S</meta:editing-duration>
    <meta:editing-cycles>8</meta:editing-cycles>
    <meta:generator>LibreOffice/6.0.6.2$Linux_X86_64 LibreOffice_project/00m0$Build-2</meta:generator>
    <meta:document-statistic meta:table-count="0" meta:image-count="0" meta:object-count="0" meta:page-count="5" meta:paragraph-count="76" meta:word-count="1563" meta:character-count="9843" meta:non-whitespace-character-count="8331"/>
  </office:meta>
</office:document-meta>
</file>